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64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eline" table:style-name="ta1"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Jour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An</text:p>
          </table:table-cell>
          <table:table-cell table:style-name="ce1" office:value-type="string" calcext:value-type="string">
            <text:p>Hrs (1eme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latform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0H19M00S" calcext:value-type="time">
            <text:p>10:19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1H26M00S" calcext:value-type="time">
            <text:p>11:26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20H52M00S" calcext:value-type="time">
            <text:p>20:52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09H38M00S" calcext:value-type="time">
            <text:p>09:38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7H50M00S" calcext:value-type="time">
            <text:p>17:5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20H31M00S" calcext:value-type="time">
            <text:p>20:31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20H54M00S" calcext:value-type="time">
            <text:p>20:54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09H38M00S" calcext:value-type="time">
            <text:p>09:38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2H45M00S" calcext:value-type="time">
            <text:p>12:45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table:style-name="ce3" office:value-type="time" office:time-value="PT13H24M00S" calcext:value-type="time">
            <text:p>13:24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9H27M00S" calcext:value-type="time">
            <text:p>19:27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22H04M00S" calcext:value-type="time">
            <text:p>22:04: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07H13M00S" calcext:value-type="time">
            <text:p>07:13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09H37M00S" calcext:value-type="time">
            <text:p>09:37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7H24M00S" calcext:value-type="time">
            <text:p>17:24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21H53M00S" calcext:value-type="time">
            <text:p>21:53: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8H19M00S" calcext:value-type="time">
            <text:p>18:19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09H03M00S" calcext:value-type="time">
            <text:p>09:03: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7H10M00S" calcext:value-type="time">
            <text:p>17:1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7H58M00S" calcext:value-type="time">
            <text:p>17:58: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5H03M00S" calcext:value-type="time">
            <text:p>15:03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8H19M00S" calcext:value-type="time">
            <text:p>18:19: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20H04M00S" calcext:value-type="time">
            <text:p>20:04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22H31M00S" calcext:value-type="time">
            <text:p>22:31: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8H22M00S" calcext:value-type="time">
            <text:p>18:22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21H12M00S" calcext:value-type="time">
            <text:p>21:12: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20H04M00S" calcext:value-type="time">
            <text:p>20:04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08H20M00S" calcext:value-type="time">
            <text:p>08:20: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03H24M00S" calcext:value-type="time">
            <text:p>03:24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4H32M00S" calcext:value-type="time">
            <text:p>14:32: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5H56M00S" calcext:value-type="time">
            <text:p>15:56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23H01M00S" calcext:value-type="time">
            <text:p>23:01: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2H26M00S" calcext:value-type="time">
            <text:p>12:26: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20H16M00S" calcext:value-type="time">
            <text:p>20:16: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20H02M00S" calcext:value-type="time">
            <text:p>20:02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21H26M00S" calcext:value-type="time">
            <text:p>21:26: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2H53M00S" calcext:value-type="time">
            <text:p>12:53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4H01M00S" calcext:value-type="time">
            <text:p>14:01: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20H50M00S" calcext:value-type="time">
            <text:p>20:5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21H39M00S" calcext:value-type="time">
            <text:p>21:39: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0H13M00S" calcext:value-type="time">
            <text:p>10:13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8H07M00S" calcext:value-type="time">
            <text:p>18:07: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6H09M00S" calcext:value-type="time">
            <text:p>16:09: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09H07M00S" calcext:value-type="time">
            <text:p>09:07: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21H06M00S" calcext:value-type="time">
            <text:p>21:06: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4H38M00S" calcext:value-type="time">
            <text:p>14:38: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8H10M00S" calcext:value-type="time">
            <text:p>18:10: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5H35M00S" calcext:value-type="time">
            <text:p>15:35: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20H07M00S" calcext:value-type="time">
            <text:p>20:07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3H52M00S" calcext:value-type="time">
            <text:p>13:52: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20H38M00S" calcext:value-type="time">
            <text:p>20:38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09H37M00S" calcext:value-type="time">
            <text:p>09:37: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20H53M00S" calcext:value-type="time">
            <text:p>20:53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9H13M00S" calcext:value-type="time">
            <text:p>19:13: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9H04M00S" calcext:value-type="time">
            <text:p>19:04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9H07M00S" calcext:value-type="time">
            <text:p>19:07: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3H37M00S" calcext:value-type="time">
            <text:p>13:37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7H03M00S" calcext:value-type="time">
            <text:p>17:03: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7H23M00S" calcext:value-type="time">
            <text:p>17:23: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22H29M00S" calcext:value-type="time">
            <text:p>22:29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5H58M00S" calcext:value-type="time">
            <text:p>15:58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7H15M00S" calcext:value-type="time">
            <text:p>17:15: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20H51M00S" calcext:value-type="time">
            <text:p>20:51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01H06M00S" calcext:value-type="time">
            <text:p>01:06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8H42M00S" calcext:value-type="time">
            <text:p>18:42: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3H41M00S" calcext:value-type="time">
            <text:p>13:41: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4H48M00S" calcext:value-type="time">
            <text:p>14:48: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2H28M00S" calcext:value-type="time">
            <text:p>12:28: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21H13M00S" calcext:value-type="time">
            <text:p>21:13: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22H57M00S" calcext:value-type="time">
            <text:p>22:57: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4H26M00S" calcext:value-type="time">
            <text:p>14:26: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7H32M00S" calcext:value-type="time">
            <text:p>17:32: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3H36M00S" calcext:value-type="time">
            <text:p>13:36: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4H14M00S" calcext:value-type="time">
            <text:p>14:14: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3H10M00S" calcext:value-type="time">
            <text:p>13:10: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01H08M00S" calcext:value-type="time">
            <text:p>01:08: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5H03M00S" calcext:value-type="time">
            <text:p>15:03: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21H03M00S" calcext:value-type="time">
            <text:p>21:03: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20H05M00S" calcext:value-type="time">
            <text:p>20:05:0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00H17M00S" calcext:value-type="time">
            <text:p>00:17: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7H02M00S" calcext:value-type="time">
            <text:p>17:02: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9H43M00S" calcext:value-type="time">
            <text:p>19:43: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21H21M00S" calcext:value-type="time">
            <text:p>21:21: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03H13M00S" calcext:value-type="time">
            <text:p>03:13: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1H06M00S" calcext:value-type="time">
            <text:p>11:06: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21H32M00S" calcext:value-type="time">
            <text:p>21:32: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1H19M00S" calcext:value-type="time">
            <text:p>11:19: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6H00M00S" calcext:value-type="time">
            <text:p>16:00: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7H15M00S" calcext:value-type="time">
            <text:p>17:15: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21H10M00S" calcext:value-type="time">
            <text:p>21:10: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09H51M00S" calcext:value-type="time">
            <text:p>09:51: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9H41M00S" calcext:value-type="time">
            <text:p>19:41: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09H43M00S" calcext:value-type="time">
            <text:p>09:43: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4H05M00S" calcext:value-type="time">
            <text:p>14:05: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20H54M00S" calcext:value-type="time">
            <text:p>20:54: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1H30M00S" calcext:value-type="time">
            <text:p>11:30: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9H12M00S" calcext:value-type="time">
            <text:p>19:12: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21H50M00S" calcext:value-type="time">
            <text:p>21:50: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08H21M00S" calcext:value-type="time">
            <text:p>08:21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3H30M00S" calcext:value-type="time">
            <text:p>13:30: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7H18M00S" calcext:value-type="time">
            <text:p>17:18: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23H54M00S" calcext:value-type="time">
            <text:p>23:54: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1H30M00S" calcext:value-type="time">
            <text:p>11:30: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00H23M00S" calcext:value-type="time">
            <text:p>00:23: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09H13M00S" calcext:value-type="time">
            <text:p>09:13: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09H52M00S" calcext:value-type="time">
            <text:p>09:52: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1H09M00S" calcext:value-type="time">
            <text:p>11:09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6H47M00S" calcext:value-type="time">
            <text:p>16:47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8H02M00S" calcext:value-type="time">
            <text:p>18:02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8H10M00S" calcext:value-type="time">
            <text:p>18:1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20H02M00S" calcext:value-type="time">
            <text:p>20:02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20H43M00S" calcext:value-type="time">
            <text:p>20:43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5H31M00S" calcext:value-type="time">
            <text:p>15:31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7H26M00S" calcext:value-type="time">
            <text:p>17:26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06H25M00S" calcext:value-type="time">
            <text:p>06:25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07H24M00S" calcext:value-type="time">
            <text:p>07:24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06H28M00S" calcext:value-type="time">
            <text:p>06:28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07H18M00S" calcext:value-type="time">
            <text:p>07:18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3H08M00S" calcext:value-type="time">
            <text:p>13:08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5H49M00S" calcext:value-type="time">
            <text:p>15:49: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05H43M00S" calcext:value-type="time">
            <text:p>05:43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07H35M00S" calcext:value-type="time">
            <text:p>07:35: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2H57M00S" calcext:value-type="time">
            <text:p>12:57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3H22M00S" calcext:value-type="time">
            <text:p>13:22: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3H53M00S" calcext:value-type="time">
            <text:p>13:53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4H08M00S" calcext:value-type="time">
            <text:p>14:08: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2H22M00S" calcext:value-type="time">
            <text:p>12:22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9H18M00S" calcext:value-type="time">
            <text:p>19:18: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5H52M00S" calcext:value-type="time">
            <text:p>15:52: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7H17M00S" calcext:value-type="time">
            <text:p>17:17: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1H08M00S" calcext:value-type="time">
            <text:p>11:08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5H41M00S" calcext:value-type="time">
            <text:p>15:41: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9H12M00S" calcext:value-type="time">
            <text:p>19:12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07H33M00S" calcext:value-type="time">
            <text:p>07:33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3H07M00S" calcext:value-type="time">
            <text:p>13:07: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06H30M00S" calcext:value-type="time">
            <text:p>06:3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09H25M00S" calcext:value-type="time">
            <text:p>09:25: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1H48M00S" calcext:value-type="time">
            <text:p>11:48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2H28M00S" calcext:value-type="time">
            <text:p>12:28: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9H48M00S" calcext:value-type="time">
            <text:p>19:48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21H06M00S" calcext:value-type="time">
            <text:p>21:06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8H48M00S" calcext:value-type="time">
            <text:p>18:48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1H23M00S" calcext:value-type="time">
            <text:p>11:23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4H50M00S" calcext:value-type="time">
            <text:p>14:5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09H49M00S" calcext:value-type="time">
            <text:p>09:49: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3H28M00S" calcext:value-type="time">
            <text:p>13:28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6H21M00S" calcext:value-type="time">
            <text:p>16:21: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0H31M00S" calcext:value-type="time">
            <text:p>10:31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22H16M00S" calcext:value-type="time">
            <text:p>22:16: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1H00M00S" calcext:value-type="time">
            <text:p>11: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21H06M00S" calcext:value-type="time">
            <text:p>21:06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9T10:23:26.026503390</meta:creation-date>
    <dc:date>2023-02-16T15:55:54.728232283</dc:date>
    <meta:editing-duration>PT1H13M47S</meta:editing-duration>
    <meta:editing-cycles>5</meta:editing-cycles>
    <meta:generator>LibreOffice/7.4.4.2$Linux_X86_64 LibreOffice_project/40$Build-2</meta:generator>
    <meta:document-statistic meta:table-count="1" meta:cell-count="1064" meta:object-count="0"/>
  </office:meta>
</office:document-meta>
</file>